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333333" draw:textarea-horizontal-align="justify" draw:textarea-vertical-align="middle" draw:auto-grow-height="false" fo:min-height="2.535cm" fo:min-width="26.98cm"/>
    </style:style>
    <style:style style:name="gr2" style:family="graphic" style:parent-style-name="standard">
      <style:graphic-properties svg:stroke-color="#000000" draw:fill="gradient" draw:fill-gradient-name="Gradient_20_2" draw:textarea-horizontal-align="justify" draw:textarea-vertical-align="middle" draw:auto-grow-height="false" fo:min-height="5.295cm" fo:min-width="0.659cm"/>
    </style:style>
    <style:style style:name="gr3" style:family="graphic" style:parent-style-name="standard">
      <style:graphic-properties draw:stroke="none" svg:stroke-color="#000000" draw:fill="none" draw:fill-color="#ffffff" fo:min-height="1.929cm"/>
    </style:style>
    <style:style style:name="gr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color="#000000" draw:fill="gradient" draw:fill-gradient-name="Gradient_20_2" draw:textarea-horizontal-align="justify" draw:textarea-vertical-align="middle" draw:auto-grow-height="false" fo:min-height="0.29cm" fo:min-width="0cm"/>
    </style:style>
    <style:style style:name="gr6" style:family="graphic" style:parent-style-name="standard">
      <style:graphic-properties draw:stroke="none" svg:stroke-color="#000000" draw:fill="none" draw:fill-color="#ffffff" fo:min-height="1.418cm"/>
    </style:style>
    <style:style style:name="gr7" style:family="graphic" style:parent-style-name="standard">
      <style:graphic-properties draw:stroke="none" svg:stroke-color="#000000" draw:fill="none" draw:fill-color="#ffffff" fo:min-height="2.555cm"/>
    </style:style>
    <style:style style:name="gr8" style:family="graphic" style:parent-style-name="standard">
      <style:graphic-properties svg:stroke-color="#000000" draw:fill="solid" draw:fill-color="#ff950e" draw:textarea-horizontal-align="justify" draw:textarea-vertical-align="middle" draw:auto-grow-height="false" fo:min-height="0.083cm" fo:min-width="1.25cm"/>
    </style:style>
    <style:style style:name="gr9" style:family="graphic" style:parent-style-name="objectwithoutfill">
      <style:graphic-properties svg:stroke-width="0.2cm" svg:stroke-color="#000000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text-properties fo:font-size="48pt" style:font-size-asian="48pt" style:font-size-complex="48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40pt" style:font-size-asian="40pt" style:font-size-complex="4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style:font-name="Liberation Sans3" fo:font-size="40pt" style:font-name-asian="Liberation Sans3" style:font-size-asian="40pt" style:font-name-complex="Liberation Sans3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48cm" svg:height="2.785cm" svg:x="0.239cm" svg:y="2.3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7.48cm" svg:height="2.785cm" svg:x="0.27cm" svg:y="12.2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59cm" svg:height="5.545cm" svg:x="13.902cm" svg:y="5.42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1012.807881773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2" draw:layer="layout" svg:width="1.899cm" svg:height="2.179cm" svg:x="0.914cm" svg:y="7.532cm">
          <draw:text-box>
            <text:p><text:span text:style-name="T1">E</text:span></text:p>
          </draw:text-box>
        </draw:frame>
        <draw:line draw:style-name="gr4" draw:text-style-name="P1" draw:layer="layout" svg:x1="3.752cm" svg:y1="6.269cm" svg:x2="3.752cm" svg:y2="10.845cm">
          <text:p/>
        </draw:line>
        <draw:line draw:style-name="gr4" draw:text-style-name="P1" draw:layer="layout" svg:x1="1.194cm" svg:y1="7.557cm" svg:x2="2.626cm" svg:y2="7.563cm">
          <text:p/>
        </draw:line>
        <draw:custom-shape draw:style-name="gr5" draw:text-style-name="P1" draw:layer="layout" svg:width="0.398cm" svg:height="1.618cm" svg:x="11.385cm" svg:y="5.46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1012.807881773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3" draw:layer="layout" svg:width="6.129cm" svg:height="1.668cm" svg:x="19.467cm" svg:y="7.895cm">
          <draw:text-box>
            <text:p><text:span text:style-name="T2">Electrodes</text:span></text:p>
          </draw:text-box>
        </draw:frame>
        <draw:line draw:style-name="gr4" draw:text-style-name="P1" draw:layer="layout" svg:x1="22.571cm" svg:y1="7.79cm" svg:x2="22.557cm" svg:y2="5.561cm">
          <text:p/>
        </draw:line>
        <draw:line draw:style-name="gr4" draw:text-style-name="P1" draw:layer="layout" svg:x1="22.518cm" svg:y1="9.613cm" svg:x2="22.504cm" svg:y2="11.842cm">
          <text:p/>
        </draw:line>
        <draw:frame draw:style-name="gr7" draw:text-style-name="P4" draw:layer="layout" svg:width="2.222cm" svg:height="2.805cm" svg:x="7.215cm" svg:y="0cm">
          <draw:text-box>
            <text:p><text:span text:style-name="T3">p</text:span><text:span text:style-name="T4">±</text:span></text:p>
          </draw:text-box>
        </draw:frame>
        <draw:custom-shape draw:style-name="gr8" draw:text-style-name="P1" draw:layer="layout" svg:width="1.75cm" svg:height="0.333cm" svg:x="8.935cm" svg:y="5.1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5cm" svg:height="0.333cm" svg:x="10.782cm" svg:y="5.1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5cm" svg:height="0.333cm" svg:x="12.62cm" svg:y="5.1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5cm" svg:height="0.333cm" svg:x="14.467cm" svg:y="5.1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5cm" svg:height="0.333cm" svg:x="16.314cm" svg:y="5.1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5cm" svg:height="0.333cm" svg:x="18.152cm" svg:y="5.1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5cm" svg:height="0.333cm" svg:x="20.016cm" svg:y="5.1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5cm" svg:height="0.333cm" svg:x="21.863cm" svg:y="5.1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5cm" svg:height="0.333cm" svg:x="23.701cm" svg:y="5.1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5cm" svg:height="0.333cm" svg:x="25.545cm" svg:y="5.10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5cm" svg:height="0.333cm" svg:x="3.403cm" svg:y="5.1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5cm" svg:height="0.333cm" svg:x="5.25cm" svg:y="5.1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5cm" svg:height="0.333cm" svg:x="7.088cm" svg:y="5.10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5cm" svg:height="0.333cm" svg:x="1.541cm" svg:y="5.108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5.711cm" svg:y1="0.143cm" svg:x2="19.2cm" svg:y2="16.74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ffd320" draw:end-color="#c5000b" draw:start-intensity="100%" draw:end-intensity="100%" draw:angle="6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te </meta:initial-creator>
    <meta:creation-date>2017-02-27T18:08:55.562944715</meta:creation-date>
    <dc:date>2017-02-27T19:11:22.860805629</dc:date>
    <dc:creator>rete </dc:creator>
    <meta:editing-duration>PT1H2M27S</meta:editing-duration>
    <meta:editing-cycles>4</meta:editing-cycles>
    <meta:generator>LibreOffice/4.3.3.2$Linux_x86 LibreOffice_project/430m0$Build-2</meta:generator>
    <meta:document-statistic meta:object-count="26"/>
  </office:meta>
</office:document-meta>
</file>